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Standard">
      <style:text-properties fo:color="#ff3333" style:font-name="Times New Roman" officeooo:rsid="003cd5b7" officeooo:paragraph-rsid="003cd5b7" style:font-name-complex="Arial" style:font-size-complex="12pt"/>
    </style:style>
    <style:style style:name="P38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290975277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290975277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290975277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290975277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290975277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290975277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290975277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290975277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29097527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1 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2_290975277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0_29097527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  <text:p text:style-name="P3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1</text:span>” <text:span text:style-name="T35">u trajanju 20.12</text:span>.<text:span text:style-name="T35">2016. - 22.12.2016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<text:soft-page-break/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1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8:05.786181704</dc:date>
    <meta:editing-cycles>34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